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3E0000021359745842CD37AC73.png" manifest:media-type="image/png"/>
  <manifest:file-entry manifest:full-path="Pictures/100002010000013F0000016923A8A2E7A52C78CF.png" manifest:media-type="image/png"/>
  <manifest:file-entry manifest:full-path="Pictures/1000020100000321000001E9D53EFF763EE82C07.png" manifest:media-type="image/png"/>
  <manifest:file-entry manifest:full-path="Pictures/10000000000001C60000006E962EC10AFE28A9F4.png" manifest:media-type="image/png"/>
  <manifest:file-entry manifest:full-path="Pictures/10000201000003E8000000D2A7FE72F00FFCF111.png" manifest:media-type="image/png"/>
  <manifest:file-entry manifest:full-path="Pictures/1000020100000320000000BB9A4FF666DEB627C3.png" manifest:media-type="image/png"/>
  <manifest:file-entry manifest:full-path="Pictures/100002010000032200000133E999F77BDE84E736.png" manifest:media-type="image/png"/>
  <manifest:file-entry manifest:full-path="Pictures/100000000000018A00000109FF522017880FF305.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31D00000141BD5DBF92F32E60D0.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6.001cm" style:rel-column-width="23115*"/>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8dc44"/>
    </style:style>
    <style:style style:name="P9" style:family="paragraph" style:parent-style-name="Text_20_body">
      <style:text-properties officeooo:rsid="00c9c8d6" officeooo:paragraph-rsid="00b8dc44"/>
    </style:style>
    <style:style style:name="P10" style:family="paragraph" style:parent-style-name="Text_20_body">
      <style:text-properties officeooo:rsid="00ccb471" officeooo:paragraph-rsid="00b8dc44"/>
    </style:style>
    <style:style style:name="P11" style:family="paragraph" style:parent-style-name="Text_20_body">
      <style:text-properties officeooo:paragraph-rsid="00be509f"/>
    </style:style>
    <style:style style:name="P12" style:family="paragraph" style:parent-style-name="Text_20_body">
      <style:text-properties officeooo:paragraph-rsid="00bfd18f"/>
    </style:style>
    <style:style style:name="P13" style:family="paragraph" style:parent-style-name="Text_20_body">
      <style:text-properties officeooo:paragraph-rsid="00c1dc43"/>
    </style:style>
    <style:style style:name="P14" style:family="paragraph" style:parent-style-name="Text_20_body">
      <style:text-properties officeooo:paragraph-rsid="00c375c3"/>
    </style:style>
    <style:style style:name="P15" style:family="paragraph" style:parent-style-name="Text_20_body">
      <style:text-properties fo:font-size="6pt" officeooo:paragraph-rsid="00b1a1b5" style:font-size-asian="5.25pt" style:font-size-complex="6pt"/>
    </style:style>
    <style:style style:name="P16" style:family="paragraph" style:parent-style-name="Text_20_body">
      <style:text-properties officeooo:rsid="00dc068c" officeooo:paragraph-rsid="00c375c3"/>
    </style:style>
    <style:style style:name="P17" style:family="paragraph" style:parent-style-name="Text_20_body">
      <style:text-properties officeooo:paragraph-rsid="00d9cdcd"/>
    </style:style>
    <style:style style:name="P18" style:family="paragraph" style:parent-style-name="Text_20_body">
      <style:text-properties officeooo:paragraph-rsid="00e08a0c"/>
    </style:style>
    <style:style style:name="P19" style:family="paragraph" style:parent-style-name="Text_20_body">
      <style:text-properties officeooo:paragraph-rsid="00e27e3f"/>
    </style:style>
    <style:style style:name="P20" style:family="paragraph" style:parent-style-name="Text_20_body">
      <style:text-properties officeooo:paragraph-rsid="00e35d20"/>
    </style:style>
    <style:style style:name="P21" style:family="paragraph" style:parent-style-name="Subtitle">
      <style:text-properties fo:language="en" fo:country="US" officeooo:rsid="001f0121"/>
    </style:style>
    <style:style style:name="P22" style:family="paragraph" style:parent-style-name="Table_20_Contents">
      <style:text-properties officeooo:paragraph-rsid="00b1a1b5"/>
    </style:style>
    <style:style style:name="P23" style:family="paragraph" style:parent-style-name="Table_20_Contents">
      <style:text-properties officeooo:rsid="00c94494" officeooo:paragraph-rsid="00c94494"/>
    </style:style>
    <style:style style:name="P24" style:family="paragraph" style:parent-style-name="Text_20_Note">
      <style:text-properties officeooo:paragraph-rsid="00b1a1b5"/>
    </style:style>
    <style:style style:name="P25" style:family="paragraph" style:parent-style-name="Text_20_Note">
      <style:text-properties officeooo:paragraph-rsid="00b8dc44"/>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Guide_20_Name">
      <style:text-properties fo:language="en" fo:country="US" officeooo:rsid="001f0121" officeooo:paragraph-rsid="001f0121"/>
    </style:style>
    <style:style style:name="P28" style:family="paragraph" style:parent-style-name="Caption">
      <style:text-properties officeooo:paragraph-rsid="00abfd03"/>
    </style:style>
    <style:style style:name="P29" style:family="paragraph" style:parent-style-name="Caption">
      <style:text-properties officeooo:paragraph-rsid="00c02617"/>
    </style:style>
    <style:style style:name="P30" style:family="paragraph" style:parent-style-name="Text_20_body" style:master-page-name="">
      <style:paragraph-properties style:page-number="auto" fo:keep-with-next="always"/>
      <style:text-properties officeooo:paragraph-rsid="00b8dc44"/>
    </style:style>
    <style:style style:name="P31" style:family="paragraph" style:parent-style-name="Text_20_Body_20_List_20_Intro" style:master-page-name="">
      <style:paragraph-properties style:page-number="auto" style:writing-mode="page"/>
      <style:text-properties officeooo:paragraph-rsid="00b8dc44"/>
    </style:style>
    <style:style style:name="P32" style:family="paragraph" style:parent-style-name="Text_20_Body_20_List_20_Intro" style:master-page-name="">
      <style:paragraph-properties style:page-number="auto"/>
    </style:style>
    <style:style style:name="P33" style:family="paragraph" style:parent-style-name="Text_20_body">
      <style:paragraph-properties fo:margin-left="1.27cm" fo:margin-right="0cm" fo:text-indent="0cm" style:auto-text-indent="false"/>
      <style:text-properties officeooo:paragraph-rsid="00b8dc44"/>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Title">
      <style:text-properties fo:language="en" fo:country="US" officeooo:rsid="001f0121" officeooo:paragraph-rsid="00b8dc44"/>
    </style:style>
    <style:style style:name="P36" style:family="paragraph" style:parent-style-name="Text_20_Body_20_List_20_Intro">
      <style:text-properties officeooo:paragraph-rsid="00b8dc44"/>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Text_20_Note">
      <style:paragraph-properties fo:margin-top="0cm" fo:margin-bottom="0.6cm" loext:contextual-spacing="false" style:writing-mode="page"/>
      <style:text-properties officeooo:paragraph-rsid="00b8dc44"/>
    </style:style>
    <style:style style:name="P39" style:family="paragraph" style:parent-style-name="Text_20_Note">
      <style:paragraph-properties fo:margin-left="1cm" fo:margin-right="0.7cm" fo:text-indent="0cm" style:auto-text-indent="false" style:writing-mode="page"/>
      <style:text-properties officeooo:paragraph-rsid="00b8dc44"/>
    </style:style>
    <style:style style:name="P40" style:family="paragraph" style:parent-style-name="Text_20_Note" style:master-page-name="">
      <style:paragraph-properties fo:margin-top="0cm" fo:margin-bottom="0.3cm" loext:contextual-spacing="false" style:page-number="auto" style:writing-mode="lr-tb"/>
      <style:text-properties officeooo:paragraph-rsid="00b8dc44"/>
    </style:style>
    <style:style style:name="P41" style:family="paragraph" style:parent-style-name="Figure">
      <style:text-properties officeooo:paragraph-rsid="00b8dc44"/>
    </style:style>
    <style:style style:name="P42" style:family="paragraph" style:parent-style-name="Figure">
      <style:text-properties officeooo:paragraph-rsid="00be509f"/>
    </style:style>
    <style:style style:name="P43" style:family="paragraph" style:parent-style-name="Figure">
      <style:paragraph-properties fo:margin-top="0.101cm" fo:margin-bottom="0.199cm" loext:contextual-spacing="false" style:writing-mode="page"/>
      <style:text-properties officeooo:paragraph-rsid="00b8dc44"/>
    </style:style>
    <style:style style:name="P44" style:family="paragraph" style:parent-style-name="Contents_20_3">
      <style:paragraph-properties>
        <style:tab-stops>
          <style:tab-stop style:position="15.984cm" style:type="right" style:leader-style="dotted" style:leader-text="."/>
        </style:tab-stops>
      </style:paragraph-properties>
    </style:style>
    <style:style style:name="P4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6" style:family="paragraph" style:parent-style-name="Heading_20_1">
      <style:text-properties officeooo:paragraph-rsid="00b8dc44"/>
    </style:style>
    <style:style style:name="P47" style:family="paragraph" style:parent-style-name="Heading_20_1">
      <style:text-properties officeooo:rsid="00b365dc" officeooo:paragraph-rsid="00b8dc44"/>
    </style:style>
    <style:style style:name="P48" style:family="paragraph" style:parent-style-name="Heading_20_1" style:master-page-name="LOFrontMatter">
      <style:paragraph-properties style:page-number="auto"/>
      <style:text-properties fo:language="en" fo:country="US"/>
    </style:style>
    <style:style style:name="P49" style:family="paragraph" style:parent-style-name="Heading_20_1" style:master-page-name="Standard">
      <style:paragraph-properties style:page-number="auto"/>
      <style:text-properties fo:language="en" fo:country="US" officeooo:paragraph-rsid="00b8dc44"/>
    </style:style>
    <style:style style:name="P50" style:family="paragraph" style:parent-style-name="Heading_20_2">
      <style:text-properties officeooo:paragraph-rsid="00b8dc44"/>
    </style:style>
    <style:style style:name="P51" style:family="paragraph" style:parent-style-name="Heading_20_2">
      <style:text-properties officeooo:paragraph-rsid="00b1a1b5"/>
    </style:style>
    <style:style style:name="P52" style:family="paragraph" style:parent-style-name="Heading_20_2">
      <style:text-properties officeooo:rsid="00e6be07" officeooo:paragraph-rsid="00b8dc44"/>
    </style:style>
    <style:style style:name="P53" style:family="paragraph" style:parent-style-name="Heading_20_2">
      <style:text-properties officeooo:rsid="0058bacd" officeooo:paragraph-rsid="00c375c3"/>
    </style:style>
    <style:style style:name="P54" style:family="paragraph" style:parent-style-name="Heading_20_2">
      <style:text-properties officeooo:paragraph-rsid="00c375c3"/>
    </style:style>
    <style:style style:name="P55" style:family="paragraph" style:parent-style-name="Heading_20_2">
      <style:paragraph-properties fo:margin-top="0.3cm" fo:margin-bottom="0.199cm" loext:contextual-spacing="false"/>
    </style:style>
    <style:style style:name="P56" style:family="paragraph" style:parent-style-name="Heading_20_Caution">
      <style:text-properties officeooo:paragraph-rsid="00b8dc44"/>
    </style:style>
    <style:style style:name="P57" style:family="paragraph" style:parent-style-name="Heading_20_Caution">
      <style:text-properties officeooo:rsid="00ac9651" officeooo:paragraph-rsid="00b8dc44"/>
    </style:style>
    <style:style style:name="P58" style:family="paragraph" style:parent-style-name="Heading_20_Note">
      <style:text-properties officeooo:paragraph-rsid="00b1a1b5"/>
    </style:style>
    <style:style style:name="P59" style:family="paragraph" style:parent-style-name="Heading_20_Note">
      <style:text-properties officeooo:paragraph-rsid="00b8dc44"/>
    </style:style>
    <style:style style:name="P60" style:family="paragraph" style:parent-style-name="Heading_20_Tip">
      <style:text-properties officeooo:paragraph-rsid="00b8dc44"/>
    </style:style>
    <style:style style:name="P61" style:family="paragraph" style:parent-style-name="List_20_1">
      <style:text-properties officeooo:paragraph-rsid="00b8dc44"/>
    </style:style>
    <style:style style:name="P62" style:family="paragraph" style:parent-style-name="Numbering_20_1" style:list-style-name="Numbering_20_1">
      <style:text-properties officeooo:paragraph-rsid="00c94494"/>
    </style:style>
    <style:style style:name="P63" style:family="paragraph" style:parent-style-name="Numbering_20_1" style:list-style-name="Numbering_20_1">
      <style:text-properties officeooo:paragraph-rsid="00b8dc44"/>
    </style:style>
    <style:style style:name="P64" style:family="paragraph" style:parent-style-name="Numbering_20_1" style:list-style-name="Numbering_20_1">
      <style:text-properties officeooo:paragraph-rsid="00be509f"/>
    </style:style>
    <style:style style:name="P65" style:family="paragraph" style:parent-style-name="Numbering_20_1" style:list-style-name="Numbering_20_1">
      <style:text-properties officeooo:paragraph-rsid="00bfd18f"/>
    </style:style>
    <style:style style:name="P66" style:family="paragraph" style:parent-style-name="Numbering_20_1" style:list-style-name="Numbering_20_1">
      <style:text-properties officeooo:paragraph-rsid="00c15f33"/>
    </style:style>
    <style:style style:name="P67" style:family="paragraph" style:parent-style-name="Numbering_20_1" style:list-style-name="Numbering_20_1">
      <style:text-properties officeooo:paragraph-rsid="00c375c3"/>
    </style:style>
    <style:style style:name="P68" style:family="paragraph" style:parent-style-name="Numbering_20_1">
      <style:text-properties officeooo:paragraph-rsid="00b8dc44"/>
    </style:style>
    <style:style style:name="P69" style:family="paragraph" style:parent-style-name="Numbering_20_1" style:master-page-name="">
      <style:paragraph-properties style:page-number="auto" fo:keep-with-next="always"/>
      <style:text-properties officeooo:paragraph-rsid="00b8dc4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fo:font-weight="normal" officeooo:rsid="00b0c764" style:font-weight-asian="normal" style:font-weight-complex="normal"/>
    </style:style>
    <style:style style:name="T9" style:family="text">
      <style:text-properties fo:font-weight="normal" officeooo:rsid="005ef0e9" style:font-weight-asian="normal" style:font-weight-complex="normal"/>
    </style:style>
    <style:style style:name="T10" style:family="text">
      <style:text-properties fo:font-weight="normal" officeooo:rsid="00250698" style:font-weight-asian="normal" style:font-weight-complex="normal"/>
    </style:style>
    <style:style style:name="T11" style:family="text">
      <style:text-properties fo:font-weight="normal" officeooo:rsid="00c94494" style:font-weight-asian="normal" style:font-weight-complex="normal"/>
    </style:style>
    <style:style style:name="T12" style:family="text">
      <style:text-properties fo:font-weight="normal" officeooo:rsid="00e53d09" style:font-weight-asian="normal" style:font-weight-complex="normal"/>
    </style:style>
    <style:style style:name="T13" style:family="text">
      <style:text-properties style:font-name="Times New Roman"/>
    </style:style>
    <style:style style:name="T14" style:family="text">
      <style:text-properties officeooo:rsid="00232bb6"/>
    </style:style>
    <style:style style:name="T15" style:family="text">
      <style:text-properties officeooo:rsid="00ead278"/>
    </style:style>
    <style:style style:name="T16" style:family="text">
      <style:text-properties officeooo:rsid="012890ff"/>
    </style:style>
    <style:style style:name="T17" style:family="text">
      <style:text-properties officeooo:rsid="00b69f97"/>
    </style:style>
    <style:style style:name="T18" style:family="text">
      <style:text-properties officeooo:rsid="00b839cc"/>
    </style:style>
    <style:style style:name="T19" style:family="text">
      <style:text-properties officeooo:rsid="00b8dc44"/>
    </style:style>
    <style:style style:name="T20" style:family="text">
      <style:text-properties officeooo:rsid="009420ae"/>
    </style:style>
    <style:style style:name="T21" style:family="text">
      <style:text-properties officeooo:rsid="003d0f2f"/>
    </style:style>
    <style:style style:name="T22" style:family="text">
      <style:text-properties officeooo:rsid="00ac5dd9"/>
    </style:style>
    <style:style style:name="T23" style:family="text">
      <style:text-properties officeooo:rsid="00ab328c"/>
    </style:style>
    <style:style style:name="T24" style:family="text">
      <style:text-properties officeooo:rsid="00e16c8a"/>
    </style:style>
    <style:style style:name="T25" style:family="text">
      <style:text-properties officeooo:rsid="003f8891"/>
    </style:style>
    <style:style style:name="T26" style:family="text">
      <style:text-properties officeooo:rsid="00e52d0f"/>
    </style:style>
    <style:style style:name="T27" style:family="text">
      <style:text-properties officeooo:rsid="00bcd867"/>
    </style:style>
    <style:style style:name="T28" style:family="text">
      <style:text-properties officeooo:rsid="00b365dc"/>
    </style:style>
    <style:style style:name="T29" style:family="text">
      <style:text-properties officeooo:rsid="00ad051e"/>
    </style:style>
    <style:style style:name="T30" style:family="text">
      <style:text-properties officeooo:rsid="00dff37b"/>
    </style:style>
    <style:style style:name="T31" style:family="text">
      <style:text-properties officeooo:rsid="00df1179"/>
    </style:style>
    <style:style style:name="T32" style:family="text">
      <style:text-properties officeooo:rsid="00e6be07"/>
    </style:style>
    <style:style style:name="T33" style:family="text">
      <style:text-properties officeooo:rsid="00aec157"/>
    </style:style>
    <style:style style:name="T34" style:family="text">
      <style:text-properties officeooo:rsid="00becb24"/>
    </style:style>
    <style:style style:name="T35" style:family="text">
      <style:text-properties officeooo:rsid="00b4ea4f"/>
    </style:style>
    <style:style style:name="T36" style:family="text">
      <style:text-properties officeooo:rsid="0068fd5b"/>
    </style:style>
    <style:style style:name="T37" style:family="text">
      <style:text-properties officeooo:rsid="00b52b26"/>
    </style:style>
    <style:style style:name="T38" style:family="text">
      <style:text-properties officeooo:rsid="0051b579"/>
    </style:style>
    <style:style style:name="T39" style:family="text">
      <style:text-properties officeooo:rsid="00d6cb49"/>
    </style:style>
    <style:style style:name="T40" style:family="text">
      <style:text-properties officeooo:rsid="00c02617"/>
    </style:style>
    <style:style style:name="T41" style:family="text">
      <style:text-properties officeooo:rsid="00de0c16"/>
    </style:style>
    <style:style style:name="T42" style:family="text">
      <style:text-properties officeooo:rsid="00af17dc"/>
    </style:style>
    <style:style style:name="T43" style:family="text">
      <style:text-properties officeooo:rsid="00b34744"/>
    </style:style>
    <style:style style:name="T44" style:family="text">
      <style:text-properties officeooo:rsid="001e2df1"/>
    </style:style>
    <style:style style:name="T45" style:family="text">
      <style:text-properties officeooo:rsid="007a5501"/>
    </style:style>
    <style:style style:name="T46" style:family="text">
      <style:text-properties officeooo:rsid="00570852"/>
    </style:style>
    <style:style style:name="T47" style:family="text">
      <style:text-properties officeooo:rsid="0056051a"/>
    </style:style>
    <style:style style:name="T48" style:family="text">
      <style:text-properties officeooo:rsid="0069025c"/>
    </style:style>
    <style:style style:name="T49" style:family="text">
      <style:text-properties officeooo:rsid="00d8f622"/>
    </style:style>
    <style:style style:name="T50" style:family="text">
      <style:text-properties officeooo:rsid="001f479d"/>
    </style:style>
    <style:style style:name="T51" style:family="text">
      <style:text-properties officeooo:rsid="005aba2d"/>
    </style:style>
    <style:style style:name="T52" style:family="text">
      <style:text-properties officeooo:rsid="00598d4f"/>
    </style:style>
    <style:style style:name="T53" style:family="text">
      <style:text-properties officeooo:rsid="00af8382"/>
    </style:style>
    <style:style style:name="T54" style:family="text">
      <style:text-properties officeooo:rsid="0103be59"/>
    </style:style>
    <style:style style:name="T55" style:family="text">
      <style:text-properties officeooo:rsid="0066d66d"/>
    </style:style>
    <style:style style:name="T56" style:family="text">
      <style:text-properties officeooo:rsid="00dcc047"/>
    </style:style>
    <style:style style:name="T57" style:family="text">
      <style:text-properties officeooo:rsid="00b0c764"/>
    </style:style>
    <style:style style:name="T58" style:family="text">
      <style:text-properties style:font-name="Liberation Sans4" fo:font-size="11pt" fo:language="en" fo:country="US" fo:font-weight="normal" style:letter-kerning="true" style:font-weight-asian="normal" style:font-weight-complex="normal"/>
    </style:style>
    <style:style style:name="T59" style:family="text">
      <style:text-properties style:font-name="Liberation Sans1" fo:font-size="11pt" style:font-size-asian="10.5pt"/>
    </style:style>
    <style:style style:name="T60" style:family="text">
      <style:text-properties style:font-name="Liberation Sans1" fo:font-size="11pt" officeooo:rsid="0026f7cd" style:font-size-asian="10.5pt"/>
    </style:style>
    <style:style style:name="T61" style:family="text">
      <style:text-properties style:font-name="Liberation Sans1" fo:font-size="11pt" officeooo:rsid="00be509f" style:font-size-asian="10.5pt"/>
    </style:style>
    <style:style style:name="T62" style:family="text">
      <style:text-properties style:font-name="Liberation Sans1" fo:font-size="11pt" officeooo:rsid="00bfd18f" style:font-size-asian="10.5pt"/>
    </style:style>
    <style:style style:name="T63" style:family="text">
      <style:text-properties style:font-name="Liberation Sans1" fo:font-size="11pt" officeooo:rsid="0058bacd" style:font-size-asian="10.5pt"/>
    </style:style>
    <style:style style:name="T64" style:family="text">
      <style:text-properties style:font-name="Liberation Sans1" fo:font-size="11pt" officeooo:rsid="00c375c3" style:font-size-asian="10.5pt"/>
    </style:style>
    <style:style style:name="T65" style:family="text">
      <style:text-properties style:font-name="Liberation Sans1" fo:font-size="11pt" officeooo:rsid="00c6c218" style:font-size-asian="10.5pt"/>
    </style:style>
    <style:style style:name="T66" style:family="text">
      <style:text-properties style:font-name="Liberation Sans1" fo:font-size="11pt" officeooo:rsid="00ca1048" style:font-size-asian="10.5pt" style:font-weight-asian="normal" style:font-weight-complex="normal"/>
    </style:style>
    <style:style style:name="T67" style:family="text">
      <style:text-properties style:font-name="Liberation Sans1" fo:font-size="11pt" officeooo:rsid="00cf2c52" style:font-size-asian="10.5pt"/>
    </style:style>
    <style:style style:name="T68" style:family="text">
      <style:text-properties style:font-name="Liberation Sans1" fo:font-size="11pt" officeooo:rsid="00d18bab" style:font-size-asian="10.5pt"/>
    </style:style>
    <style:style style:name="T69" style:family="text">
      <style:text-properties style:font-name="Liberation Sans1" fo:font-size="11pt" officeooo:rsid="00e70f0a" style:font-size-asian="10.5pt"/>
    </style:style>
    <style:style style:name="T70" style:family="text">
      <style:text-properties officeooo:rsid="00dc068c"/>
    </style:style>
    <style:style style:name="T71" style:family="text">
      <style:text-properties officeooo:rsid="00bde510"/>
    </style:style>
    <style:style style:name="T72" style:family="text">
      <style:text-properties officeooo:rsid="00250698"/>
    </style:style>
    <style:style style:name="T73" style:family="text">
      <style:text-properties officeooo:rsid="004cb9f0"/>
    </style:style>
    <style:style style:name="T74" style:family="text">
      <style:text-properties officeooo:rsid="00be509f"/>
    </style:style>
    <style:style style:name="T75" style:family="text">
      <style:text-properties officeooo:rsid="0026f7cd"/>
    </style:style>
    <style:style style:name="T76" style:family="text">
      <style:text-properties officeooo:rsid="00278c59"/>
    </style:style>
    <style:style style:name="T77" style:family="text">
      <style:text-properties officeooo:rsid="002950e3"/>
    </style:style>
    <style:style style:name="T78" style:family="text">
      <style:text-properties officeooo:rsid="002af4f0"/>
    </style:style>
    <style:style style:name="T79" style:family="text">
      <style:text-properties officeooo:rsid="00bfd18f"/>
    </style:style>
    <style:style style:name="T80" style:family="text">
      <style:text-properties officeooo:rsid="004ecf9a"/>
    </style:style>
    <style:style style:name="T81" style:family="text">
      <style:text-properties officeooo:rsid="0058bacd"/>
    </style:style>
    <style:style style:name="T82" style:family="text">
      <style:text-properties officeooo:rsid="00c375c3"/>
    </style:style>
    <style:style style:name="T83" style:family="text">
      <style:text-properties officeooo:rsid="00c6c218"/>
    </style:style>
    <style:style style:name="T84" style:family="text">
      <style:text-properties officeooo:rsid="00c94494"/>
    </style:style>
    <style:style style:name="T85" style:family="text">
      <style:text-properties fo:font-style="italic" officeooo:rsid="00c94494" style:font-style-asian="italic" style:font-style-complex="italic"/>
    </style:style>
    <style:style style:name="T86" style:family="text">
      <style:text-properties fo:font-style="normal" officeooo:rsid="00c94494" style:font-style-asian="normal" style:font-style-complex="normal"/>
    </style:style>
    <style:style style:name="T87" style:family="text">
      <style:text-properties officeooo:rsid="00ca1048"/>
    </style:style>
    <style:style style:name="T88" style:family="text">
      <style:text-properties officeooo:rsid="00cf2c52"/>
    </style:style>
    <style:style style:name="T89" style:family="text">
      <style:text-properties officeooo:rsid="00cf8378"/>
    </style:style>
    <style:style style:name="T90" style:family="text">
      <style:text-properties officeooo:rsid="00d18bab"/>
    </style:style>
    <style:style style:name="T91" style:family="text">
      <style:text-properties officeooo:rsid="00d35fa7"/>
    </style:style>
    <style:style style:name="T92" style:family="text">
      <style:text-properties officeooo:rsid="00e08a0c"/>
    </style:style>
    <style:style style:name="T93" style:family="text">
      <style:text-properties officeooo:rsid="00e1659b"/>
    </style:style>
    <style:style style:name="T94" style:family="text">
      <style:text-properties officeooo:rsid="00e27e3f"/>
    </style:style>
    <style:style style:name="T95" style:family="text">
      <style:text-properties officeooo:rsid="00e35d20"/>
    </style:style>
    <style:style style:name="T96" style:family="text">
      <style:text-properties officeooo:rsid="00e41f36"/>
    </style:style>
    <style:style style:name="T97" style:family="text">
      <style:text-properties officeooo:rsid="00e80263"/>
    </style:style>
    <style:style style:name="T98" style:family="text">
      <style:text-properties officeooo:rsid="00e814bf"/>
    </style:style>
    <style:style style:name="T99" style:family="text">
      <style:text-properties officeooo:rsid="00e98f61"/>
    </style:style>
    <style:style style:name="T100" style:family="text">
      <style:text-properties officeooo:rsid="00eb00dc"/>
    </style:style>
    <style:style style:name="T101" style:family="text">
      <style:text-properties officeooo:rsid="00b44958"/>
    </style:style>
    <style:style style:name="fr1"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616cm, 0cm, 0.596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661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049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37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3" draw:name="Image1" text:anchor-type="as-char" svg:width="8.467cm" svg:height="1.778cm" draw:z-index="0"><draw:image xlink:href="Pictures/10000201000003E8000000D2A7FE72F00FFCF111.png" xlink:type="simple" xlink:show="embed" xlink:actuate="onLoad" loext:mime-type="image/png"/></draw:frame></text:p>
      <text:p text:style-name="P27">Průvodce programem Writer 6.4</text:p>
      <text:p text:style-name="P35">Kapitola 10 <text:s/><text:line-break/>Working with Templates</text:p>
      <text:p text:style-name="P21"/>
      <text:h text:style-name="P48"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5" text:outline-level="2"><text:bookmark-start text:name="__RefHeading__5638_1566568644"/>Přispěvatelé<text:bookmark-end text:name="__RefHeading__5638_1566568644"/></text:h>
      <text:h text:style-name="Heading_20_3" text:outline-level="3"><text:bookmark-start text:name="__RefHeading___Toc115565_2418320379"/>Pro toto vydání<text:bookmark-end text:name="__RefHeading___Toc115565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3">Dante Legaspi</text:p>
          </table:table-cell>
          <table:table-cell table:style-name="Table5.A1" office:value-type="string">
            <text:p text:style-name="Table_20_Contents"/>
          </table:table-cell>
        </table:table-row>
      </table:table>
      <text:h text:style-name="Heading_20_3" text:outline-level="3"><text:bookmark-start text:name="__RefHeading___Toc30604_1458413368"/>Pro předchozí vydání<text:bookmark-end text:name="__RefHeading___Toc30604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Hazel Russman</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50"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456487087" text:style-name="Heading_20_Note">
        <text:list-item>
          <text:p text:style-name="P58">Poznámka</text:p>
        </text:list-item>
      </text:list>
      <text:p text:style-name="P24">Vše, co do e-mailové konference pošlete, včetně e-mailové adresy a dalších osobních informací uvedených ve zprávě, bude veřejně viditelné bez možnosti smazání.</text:p>
      <text:h text:style-name="P51" text:outline-level="2"><text:bookmark-start text:name="__RefHeading__5644_1566568644"/>Datum vydání a verze programu<text:bookmark-end text:name="__RefHeading__5644_1566568644"/></text:h>
      <text:p text:style-name="P7">Publikováno v červenci 2020. Kniha je určena pro LibreOffice 6.4.</text:p>
      <text:h text:style-name="P5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Akce</text:p>
          </table:table-cell>
        </table:table-row>
        <table:table-row table:style-name="Table4.1">
          <table:table-cell table:style-name="Table4.A2" office:value-type="string">
            <text:p text:style-name="P22"><text:span text:style-name="Strong_20_Emphasis">Nástroje &gt; Možnosti</text:span> výběr v nabídce</text:p>
          </table:table-cell>
          <table:table-cell table:style-name="Table4.B2" office:value-type="string">
            <text:p text:style-name="P22"><text:span text:style-name="Strong_20_Emphasis">LibreOffice &gt; Předvolby</text:span></text:p>
          </table:table-cell>
          <table:table-cell table:style-name="Table4.B2" office:value-type="string">
            <text:p text:style-name="P22">Otevřou se možnosti nastavení</text:p>
          </table:table-cell>
        </table:table-row>
        <table:table-row table:style-name="Table4.1">
          <table:table-cell table:style-name="Table4.A2" office:value-type="string">
            <text:p text:style-name="P22"><text:span text:style-name="Keystroke">Klepnutí pravým tlačítkem</text:span></text:p>
          </table:table-cell>
          <table:table-cell table:style-name="Table4.A2" office:value-type="string">
            <text:p text:style-name="P22"><text:span text:style-name="Keystroke">Ctrl + click</text:span> a/nebo kliknutí pravým tlačítkem myši (závisí na  nastavení počítače)</text:p>
          </table:table-cell>
          <table:table-cell table:style-name="Table4.B2" office:value-type="string">
            <text:p text:style-name="P22">Otevře se místní nabídka</text:p>
          </table:table-cell>
        </table:table-row>
        <table:table-row table:style-name="Table4.1">
          <table:table-cell table:style-name="Table4.A2" office:value-type="string">
            <text:p text:style-name="P22"><text:span text:style-name="Keystroke">Ctrl</text:span> (<text:span text:style-name="Keystroke">Control</text:span>)</text:p>
          </table:table-cell>
          <table:table-cell table:style-name="Table4.A2" office:value-type="string">
            <text:p text:style-name="P22">⌘ (<text:span text:style-name="Keystroke">Command</text:span>)</text:p>
          </table:table-cell>
          <table:table-cell table:style-name="Table4.A2" office:value-type="string">
            <text:p text:style-name="P22">Používá se také s dalšími klávesami</text:p>
          </table:table-cell>
        </table:table-row>
        <table:table-row table:style-name="Table4.1">
          <table:table-cell table:style-name="Table4.A2" office:value-type="string">
            <text:p text:style-name="P22"><text:span text:style-name="Keystroke">F11</text:span></text:p>
          </table:table-cell>
          <table:table-cell table:style-name="Table4.A2" office:value-type="string">
            <text:p text:style-name="P22">⌘ + <text:span text:style-name="Keystroke">t</text:span></text:p>
          </table:table-cell>
          <table:table-cell table:style-name="Table4.A2" office:value-type="string">
            <text:p text:style-name="P22">Otevře se postranní lišta Styly</text:p>
          </table:table-cell>
        </table:table-row>
      </table:table>
      <text:p text:style-name="P1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7"><text:a xlink:type="simple" xlink:href="#__RefHeading__5636_1566568644" text:style-name="Index_20_Link" text:visited-style-name="Index_20_Link">Autorská práva<text:tab/>2</text:a></text:p>
          <text:p text:style-name="P34"><text:a xlink:type="simple" xlink:href="#__RefHeading__5638_1566568644" text:style-name="Index_20_Link" text:visited-style-name="Index_20_Link">Přispěvatelé<text:tab/>2</text:a></text:p>
          <text:p text:style-name="P44"><text:a xlink:type="simple" xlink:href="#__RefHeading___Toc115565_2418320379" text:style-name="Index_20_Link" text:visited-style-name="Index_20_Link">Pro toto vydání<text:tab/>2</text:a></text:p>
          <text:p text:style-name="P44"><text:a xlink:type="simple" xlink:href="#__RefHeading___Toc30604_1458413368" text:style-name="Index_20_Link" text:visited-style-name="Index_20_Link">Pro předchozí vydání<text:tab/>2</text:a></text:p>
          <text:p text:style-name="P34"><text:a xlink:type="simple" xlink:href="#__RefHeading___Toc4648_402817234" text:style-name="Index_20_Link" text:visited-style-name="Index_20_Link">Zpětná vazba<text:tab/>2</text:a></text:p>
          <text:p text:style-name="P34"><text:a xlink:type="simple" xlink:href="#__RefHeading__5644_1566568644" text:style-name="Index_20_Link" text:visited-style-name="Index_20_Link">Datum vydání a verze programu<text:tab/>2</text:a></text:p>
          <text:p text:style-name="P34"><text:a xlink:type="simple" xlink:href="#__RefHeading___Toc4650_402817234" text:style-name="Index_20_Link" text:visited-style-name="Index_20_Link">Poznámka pro uživatele systému macOS<text:tab/>2</text:a></text:p>
          <text:p text:style-name="P37"><text:a xlink:type="simple" xlink:href="#__RefHeading___Toc30606_1458413368" text:style-name="Index_20_Link" text:visited-style-name="Index_20_Link">Úvod<text:tab/>4</text:a></text:p>
          <text:p text:style-name="P37"><text:a xlink:type="simple" xlink:href="#__RefHeading__11751_1787655114" text:style-name="Index_20_Link" text:visited-style-name="Index_20_Link">Použití šablony pro vytvoření dokumentu<text:tab/>4</text:a></text:p>
          <text:p text:style-name="P34"><text:a xlink:type="simple" xlink:href="#__RefHeading___Toc4418_2259165252" text:style-name="Index_20_Link" text:visited-style-name="Index_20_Link">Vytvoření dokumentu z dialogového okna Šablony<text:tab/>4</text:a></text:p>
          <text:p text:style-name="P34"><text:a xlink:type="simple" xlink:href="#__RefHeading___Toc4420_2259165252" text:style-name="Index_20_Link" text:visited-style-name="Index_20_Link">Vytvoření dokumentu s pomocí šablony z úvodní obrazovky<text:tab/>5</text:a></text:p>
          <text:p text:style-name="P37"><text:a xlink:type="simple" xlink:href="#__RefHeading__11753_1787655114" text:style-name="Index_20_Link" text:visited-style-name="Index_20_Link">Vytvoření šablony<text:tab/>5</text:a></text:p>
          <text:p text:style-name="P34"><text:a xlink:type="simple" xlink:href="#__RefHeading__11755_1787655114" text:style-name="Index_20_Link" text:visited-style-name="Index_20_Link">Vytvoření šablony z dokumentu<text:tab/>5</text:a></text:p>
          <text:p text:style-name="P34"><text:a xlink:type="simple" xlink:href="#__RefHeading__11757_1787655114" text:style-name="Index_20_Link" text:visited-style-name="Index_20_Link">Vytváření šablony pomocí průvodce<text:tab/>6</text:a></text:p>
          <text:p text:style-name="P37"><text:a xlink:type="simple" xlink:href="#__RefHeading___Toc4422_2259165252" text:style-name="Index_20_Link" text:visited-style-name="Index_20_Link">Úprava šablony<text:tab/>7</text:a></text:p>
          <text:p text:style-name="P34"><text:a xlink:type="simple" xlink:href="#__RefHeading__39375263" text:style-name="Index_20_Link" text:visited-style-name="Index_20_Link">Aktualizace dokumentu ze změněné šablony<text:tab/>7</text:a></text:p>
          <text:p text:style-name="P37"><text:a xlink:type="simple" xlink:href="#__RefHeading__30242827" text:style-name="Index_20_Link" text:visited-style-name="Index_20_Link">Přidávání šablon získaných z jiných zdrojů<text:tab/>7</text:a></text:p>
          <text:p text:style-name="P34"><text:a xlink:type="simple" xlink:href="#__RefHeading__77741_886442828" text:style-name="Index_20_Link" text:visited-style-name="Index_20_Link">Instalace jednotlivých šablon<text:tab/>8</text:a></text:p>
          <text:p text:style-name="P34"><text:a xlink:type="simple" xlink:href="#__RefHeading__77743_886442828" text:style-name="Index_20_Link" text:visited-style-name="Index_20_Link">Instalace více šablon<text:tab/>8</text:a></text:p>
          <text:p text:style-name="P37"><text:a xlink:type="simple" xlink:href="#__RefHeading__15670_1080284074" text:style-name="Index_20_Link" text:visited-style-name="Index_20_Link">Nastavení výchozí šablony<text:tab/>8</text:a></text:p>
          <text:p text:style-name="P34"><text:a xlink:type="simple" xlink:href="#__RefHeading__11765_1787655114" text:style-name="Index_20_Link" text:visited-style-name="Index_20_Link">Nastavení vlastní šablony jako výchozí<text:tab/>8</text:a></text:p>
          <text:p text:style-name="P34"><text:a xlink:type="simple" xlink:href="#__RefHeading__11767_1787655114" text:style-name="Index_20_Link" text:visited-style-name="Index_20_Link">Resetting Writer’s default template as the default<text:tab/>9</text:a></text:p>
          <text:p text:style-name="P37"><text:a xlink:type="simple" xlink:href="#__RefHeading__11769_1787655114" text:style-name="Index_20_Link" text:visited-style-name="Index_20_Link">Propojení dokumentu s jinou šablonou<text:tab/>10</text:a></text:p>
          <text:p text:style-name="P37"><text:a xlink:type="simple" xlink:href="#__RefHeading___Toc4424_2259165252" text:style-name="Index_20_Link" text:visited-style-name="Index_20_Link">Správa šablon<text:tab/>10</text:a></text:p>
          <text:p text:style-name="P34"><text:a xlink:type="simple" xlink:href="#__RefHeading__7572_1924744443" text:style-name="Index_20_Link" text:visited-style-name="Index_20_Link">Vytvoření kategorie šablon<text:tab/>10</text:a></text:p>
          <text:p text:style-name="P34"><text:a xlink:type="simple" xlink:href="#__RefHeading__221651_956546532" text:style-name="Index_20_Link" text:visited-style-name="Index_20_Link">Smazání kategorie šablon<text:tab/>11</text:a></text:p>
          <text:p text:style-name="P34"><text:a xlink:type="simple" xlink:href="#__RefHeading___Toc9822_684056858" text:style-name="Index_20_Link" text:visited-style-name="Index_20_Link">Přesun šablony<text:tab/>11</text:a></text:p>
          <text:p text:style-name="P34"><text:a xlink:type="simple" xlink:href="#__RefHeading___Toc115567_2418320379" text:style-name="Index_20_Link" text:visited-style-name="Index_20_Link">Přejmenování šablony<text:tab/>11</text:a></text:p>
          <text:p text:style-name="P34"><text:a xlink:type="simple" xlink:href="#__RefHeading__11779_1787655114" text:style-name="Index_20_Link" text:visited-style-name="Index_20_Link">Smazání šablony<text:tab/>11</text:a></text:p>
          <text:p text:style-name="P34"><text:a xlink:type="simple" xlink:href="#__RefHeading__11781_1787655114" text:style-name="Index_20_Link" text:visited-style-name="Index_20_Link">Exportování šablony<text:tab/>12</text:a></text:p>
        </text:index-body>
      </text:table-of-content>
      <text:p text:style-name="Page_20_Break"/>
      <text:h text:style-name="P49" text:outline-level="1"><text:bookmark-start text:name="__RefHeading___Toc30606_1458413368"/>Úvod<text:bookmark-end text:name="__RefHeading___Toc30606_1458413368"/></text:h>
      <text:p text:style-name="P8">A <text:alphabetical-index-mark text:string-value="popis" text:key1="šablona"/>template is a document model that you use to create other documents. Šablonu můžeme využít například k vytvoření vzoru obchodní zprávy s logem firmy na první stránce. Nové dokumenty vytvořené z této šablony pak budou mít na první stránce logo společnosti.</text:p>
      <text:p text:style-name="P8">Templates can contain anything that regular documents can contain, such as text, graphics, a set of styles, and user-specific setup information.</text:p>
      <text:p text:style-name="P11">Všechny dokumenty v balíku LibreOffice jsou vytvářeny na základě šablon. If you do not specify a template when you start a new Writer document, then the document is based on the default template for text documents. You can create, download, and install as many templates as you wish. You can set a default template for each type of document (text, spreadsheet, drawing, presentation). Writer uses the built-in blank template for text documents if a default template is not set. See “<text:bookmark-ref text:reference-format="text" text:ref-name="__RefHeading__15670_1080284074">Setting a default template</text:bookmark-ref>” on page <text:bookmark-ref text:reference-format="page" text:ref-name="__RefHeading__15670_1080284074">8</text:bookmark-ref>.</text:p>
      <text:p text:style-name="P11">In Writer, you can create templates for master documents as well as for ordinary documents.</text:p>
      <text:h text:style-name="P46" text:outline-level="1"><text:bookmark-start text:name="__RefHeading__11751_1787655114"/>Použití šablony pro <text:alphabetical-index-mark text:string-value="vytvoření dokumentu ze šablony"/><text:alphabetical-index-mark text:string-value="vytvoření dokumentu ze" text:key1="šablona"/>vytvoření <text:alphabetical-index-mark text:string-value="vytvoření ze šablony" text:key1="dokument"/>dokumentu<text:bookmark-end text:name="__RefHeading__11751_1787655114"/></text:h>
      <text:h text:style-name="P50" text:outline-level="2"><text:bookmark-start text:name="__RefHeading___Toc4418_2259165252"/>Vytvoření dokumentu z dialogového okna Šablony<text:bookmark-end text:name="__RefHeading___Toc4418_2259165252"/></text:h>
      <text:p text:style-name="P36">Pokud chceme vytvořit dokument pomocí šablony:</text:p>
      <text:list xml:id="list4181028262" text:style-name="Numbering_20_1">
        <text:list-item>
          <text:p text:style-name="P62">Choose <text:span text:style-name="Strong_20_Emphasis">File &gt; New &gt; Templates</text:span> or <text:span text:style-name="Strong_20_Emphasis">File &gt; Templates &gt; Manage Templates</text:span> from the Menu bar, or press <text:span text:style-name="Keystroke">Ctrl+Shift+N</text:span>, or click the small arrow next to the <text:span text:style-name="Strong_20_Emphasis">New</text:span> icon on the Standard toolbar and select <text:span text:style-name="Strong_20_Emphasis">Templates</text:span>. You can filter the templates from the <text:span text:style-name="Emphasis">Filter</text:span> list at the top of the Templates dialog.</text:p>
        </text:list-item>
      </text:list>
      <text:p text:style-name="P41"><draw:frame draw:style-name="fr5" draw:name="Frame2" text:anchor-type="as-char" svg:width="15.81cm" style:rel-width="93%" svg:height="10.172cm" style:rel-height="scale-min" draw:z-index="1"><draw:text-box><text:p text:style-name="Caption"><draw:frame draw:style-name="fr7" draw:name="Image2" text:anchor-type="paragraph" svg:width="15.81cm" svg:height="9.65cm" draw:z-index="12"><draw:image xlink:href="Pictures/1000020100000321000001E9D53EFF763EE82C07.png" xlink:type="simple" xlink:show="embed" xlink:actuate="onLoad" loext:mime-type="image/png"/></draw:frame>Figure <text:sequence text:ref-name="refFigure0" text:name="Figure" text:formula="ooow:Figure+1" style:num-format="1">1</text:sequence>: Templates dialog</text:p></draw:text-box></draw:frame></text:p>
      <text:list xml:id="list182340033824310" text:continue-numbering="true" text:style-name="Numbering_20_1">
        <text:list-item>
          <text:p text:style-name="P68">Find and double-click the required template, or select the template and click <text:span text:style-name="Strong_20_Emphasis">Open</text:span>. A new document based on the selected template opens in Writer. You can then edit and save the new document.</text:p>
        </text:list-item>
      </text:list>
      <text:p text:style-name="P8">The template the document is based on is listed in <text:span text:style-name="Strong_20_Emphasis">File &gt; Properties &gt; General</text:span>.</text:p>
      <text:list xml:id="list182338739637199" text:continue-list="list2456487087" text:style-name="Heading_20_Note">
        <text:list-item>
          <text:p text:style-name="P59"><text:soft-page-break/>Poznámka</text:p>
        </text:list-item>
      </text:list>
      <text:p text:style-name="P25">The connection between a template and a document remains until the template is modified and you do not update the document to match the template.</text:p>
      <text:p text:style-name="P25">If you copy or move the document to a different computer which does not have a copy of that template installed, the connection is broken even though it continues to be listed in the document’s properties. See “<text:bookmark-ref text:reference-format="text" text:ref-name="__RefHeading__11769_1787655114">Associating a document with a different template</text:bookmark-ref>” on page <text:bookmark-ref text:reference-format="page" text:ref-name="__RefHeading__11769_1787655114">10</text:bookmark-ref><text:s/>for a way to reconnect a template to a document.</text:p>
      <text:h text:style-name="P50" text:outline-level="2"><text:bookmark-start text:name="__RefHeading___Toc4420_2259165252"/>Vytvoření dokumentu s pomocí šablony z úvodní obrazovky<text:bookmark-end text:name="__RefHeading___Toc4420_2259165252"/></text:h>
      <text:p text:style-name="P9">You can create a document from the template view of the Start Center, which is visible when no other document is open.</text:p>
      <text:p text:style-name="P10">To open the Templates dialog from the Start Center, click the <text:span text:style-name="Strong_20_Emphasis">Templates</text:span> icon in the left pane. The icon is also a drop-down list to select the templates of a given type of document. The <text:span text:style-name="Strong_20_Emphasis">Manage Templates</text:span> option on the list opens the Templates dialog.</text:p>
      <text:h text:style-name="P47" text:outline-level="1"><text:bookmark-start text:name="__RefHeading__11753_1787655114"/>Vytvoření šablony<text:bookmark-end text:name="__RefHeading__11753_1787655114"/></text:h>
      <text:p text:style-name="P36">Šablony je možné vytvářet dvěma způsoby: uložením dokumentu nebo pomocí průvodce.</text:p>
      <text:h text:style-name="P50" text:outline-level="2"><text:bookmark-start text:name="__RefHeading__11755_1787655114"/><text:alphabetical-index-mark text:string-value="creating from document" text:key1="šablona"/>Vytvoření šablony z dokumentu<text:bookmark-end text:name="__RefHeading__11755_1787655114"/></text:h>
      <text:p text:style-name="P8">Jakákoliv nastavení, která lze přidat nebo změnit v dokumentu, mohou být uložena také v šabloně. Například:</text:p>
      <text:list xml:id="list4016849235" text:style-name="List_20_1">
        <text:list-item>
          <text:p text:style-name="P61">Printer settings.</text:p>
        </text:list-item>
        <text:list-item>
          <text:p text:style-name="P61">General behaviors set from <text:span text:style-name="Strong_20_Emphasis">Tools &gt; Options</text:span>, such as paths and colors.</text:p>
        </text:list-item>
        <text:list-item>
          <text:p text:style-name="P61">Menu and toolbar customizations; see Chapter 21.</text:p>
        </text:list-item>
      </text:list>
      <text:p text:style-name="P8">Šablony mohou také obsahovat předdefinovaný text, který pak nemusíme psát pokaždé při vytváření nového dokumentu. Šablona dopisu může například obsahovat jméno, adresu a oslovení.</text:p>
      <text:p text:style-name="P8">Pro vytvoření šablony z dokumentu:</text:p>
      <text:list xml:id="list8478416735796673611" text:style-name="Numbering_20_1">
        <text:list-item text:start-value="1">
          <text:p text:style-name="P68">Open a new or existing text (Writer) document.</text:p>
        </text:list-item>
        <text:list-item>
          <text:p text:style-name="P68">Add any content that you want to appear in any document you create from the new template, for example company logo or a copyright statement.</text:p>
        </text:list-item>
        <text:list-item>
          <text:p text:style-name="P68">Create or modify any styles or formatting choices like Autotext that you want to use in the new template.</text:p>
        </text:list-item>
        <text:list-item>
          <text:p text:style-name="P68">Z hlavní nabídky zvolíme <text:span text:style-name="Strong_20_Emphasis">Soubor &gt; Šablony &gt; Uložit jako šablonu</text:span>. The Save as Template dialog (Figure <text:sequence-ref text:reference-format="value" text:ref-name="refFigure1">2</text:sequence-ref>) opens, displaying the existing categories and a box for the name for the new template.</text:p>
        </text:list-item>
        <text:list-item>
          <text:p text:style-name="P68">Select a category, for example <text:span text:style-name="Emphasis">My Templates</text:span> or <text:span text:style-name="Emphasis">Business Correspondence</text:span>. You can also set this template as a default template at this time.</text:p>
        </text:list-item>
        <text:list-item>
          <text:p text:style-name="P68">Klikneme na <text:span text:style-name="Strong_20_Emphasis">Uložit</text:span>.</text:p>
        </text:list-item>
      </text:list>
      <text:p text:style-name="P41"><text:soft-page-break/><draw:frame draw:style-name="fr4" draw:name="Frame1410" text:anchor-type="as-char" svg:width="6.415cm" draw:z-index="2"><draw:text-box fo:min-height="7.378cm"><text:p text:style-name="P28"><draw:frame draw:style-name="fr12" draw:name="Image6" text:anchor-type="paragraph" svg:width="7.433cm" style:rel-width="100%" svg:height="8.412cm" style:rel-height="scale" draw:z-index="13"><draw:image xlink:href="Pictures/100002010000013F0000016923A8A2E7A52C78CF.png" xlink:type="simple" xlink:show="embed" xlink:actuate="onLoad" loext:mime-type="image/png"/></draw:frame>Figure <text:sequence text:ref-name="refFigure1" text:name="Figure" text:formula="ooow:Figure+1" style:num-format="1">2</text:sequence>: Save as Template dialog</text:p></draw:text-box></draw:frame></text:p>
      <text:h text:style-name="P50" text:outline-level="2"><text:bookmark-start text:name="__RefHeading__11757_1787655114"/><text:alphabetical-index-mark text:string-value="creating using wizard" text:key1="šablona"/>Vytváření šablony pomocí průvodce<text:bookmark-end text:name="__RefHeading__11757_1787655114"/></text:h>
      <text:p text:style-name="P8">Pro vytvoření šablony dopisů, faxů a porad je možné použít průvodce. Chceme-li vytvořit šablonu pomocí průvodce:</text:p>
      <text:list xml:id="list182340253601361" text:continue-list="list182340033824310" text:style-name="Numbering_20_1">
        <text:list-item text:start-value="1">
          <text:p text:style-name="P63">From the Menu bar, choose <text:span text:style-name="Strong_20_Emphasis">File &gt; Wizards &gt; [type of template required]</text:span> (see Figure <text:sequence-ref text:reference-format="value" text:ref-name="refFigure2">3</text:sequence-ref>).</text:p>
        </text:list-item>
        <text:list-item>
          <text:p text:style-name="P63">Postupujeme podle pokynů na stránkách průvodce. This process is slightly different for each type of template, but the format is similar.</text:p>
        </text:list-item>
        <text:list-item>
          <text:p text:style-name="P63">In the last section of the wizard, you can specify the template name that will show in the Templates dialog and the file name and location for saving the template. The two names can be different but this may cause confusion. The default location is your user templates folder but you can choose a different location.</text:p>
        </text:list-item>
        <text:list-item>
          <text:p text:style-name="P63">To set the file name or change the folder, click the <text:span text:style-name="Strong_20_Emphasis">Path</text:span> icon (the three dots to the right of the location). On the Save As dialog, make your selections and click <text:span text:style-name="Strong_20_Emphasis">Save</text:span>.</text:p>
        </text:list-item>
        <text:list-item>
          <text:p text:style-name="P68">Finally, you can choose whether to create a new document from the template or to change it manually. Click <text:span text:style-name="Strong_20_Emphasis">Finish</text:span> to save the template. For future documents, you can re-use the template created by the wizard.</text:p>
        </text:list-item>
      </text:list>
      <text:p text:style-name="P42"><draw:frame draw:style-name="fr3" draw:name="Frame1" text:anchor-type="as-char" svg:width="8.939cm" draw:z-index="14"><draw:text-box fo:min-height="6.503cm"><text:p text:style-name="Caption"><draw:frame draw:style-name="fr11" draw:name="Image4" text:anchor-type="paragraph" svg:width="8.92cm" svg:height="6.001cm" draw:z-index="15"><draw:image xlink:href="Pictures/100000000000018A00000109FF522017880FF305.png" xlink:type="simple" xlink:show="embed" xlink:actuate="onLoad" loext:mime-type="image/png"/></draw:frame>Figure <text:sequence text:ref-name="refFigure2" text:name="Figure" text:formula="ooow:Figure+1" style:num-format="1">3</text:sequence>: Creating a template using a wizard</text:p></draw:text-box></draw:frame></text:p>
      <text:h text:style-name="P46" text:outline-level="1"><text:bookmark-start text:name="__RefHeading___Toc4422_2259165252"/><text:soft-page-break/><text:alphabetical-index-mark text:string-value="úprava" text:key1="šablona"/>Úprava šablony<text:bookmark-end text:name="__RefHeading___Toc4422_2259165252"/></text:h>
      <text:p text:style-name="P8">You can edit a template’s styles and content and then reapply the template’s styles to documents that were created from that template. Nelze znovu použít obsah.</text:p>
      <text:p text:style-name="P31">Chceme-li šablonu upravit:</text:p>
      <text:list xml:id="list182339217800033" text:continue-list="list8478416735796673611" text:style-name="Numbering_20_1">
        <text:list-item text:start-value="1">
          <text:p text:style-name="Numbering_20_1">Open the Templates dialog, as described on page <text:bookmark-ref text:reference-format="page" text:ref-name="__RefHeading___Toc4418_2259165252">4</text:bookmark-ref>.</text:p>
        </text:list-item>
        <text:list-item>
          <text:p text:style-name="Numbering_20_1">In the Templates dialog, find the template that you want to edit. Right-click on it to open the context menu, then click <text:span text:style-name="Strong_20_Emphasis">Edit</text:span>. The template opens in Writer.</text:p>
        </text:list-item>
        <text:list-item>
          <text:p text:style-name="Numbering_20_1">Upravíme šablonu, jako by se jednalo o jakýkoliv jiný dokument. To save your changes, choose <text:span text:style-name="Strong_20_Emphasis">File &gt; Save</text:span> from the Menu bar.</text:p>
        </text:list-item>
      </text:list>
      <text:h text:style-name="P50" text:outline-level="2"><text:bookmark-start text:name="__RefHeading__39375263"/>Aktualizace dokumentu ze změněné šablony<text:bookmark-end text:name="__RefHeading__39375263"/></text:h>
      <text:p text:style-name="P17">If you make any changes to a template and its styles, a confirmation message is displayed the next time you open a document that was created from the template before the changes.</text:p>
      <text:p text:style-name="P30">Chceme-li dokument aktualizovat:</text:p>
      <text:list xml:id="list182339737150439" text:continue-list="list182340253601361" text:style-name="Numbering_20_1">
        <text:list-item text:start-value="1">
          <text:p text:style-name="P68">Select <text:span text:style-name="Strong_20_Emphasis">Update Styles</text:span> to apply the changed styles in the template to the document.</text:p>
        </text:list-item>
        <text:list-item>
          <text:p text:style-name="P68">Select <text:span text:style-name="Strong_20_Emphasis">Keep Old Styles</text:span> if you do not want to apply the changed styles in the template to the document.</text:p>
        </text:list-item>
      </text:list>
      <text:list xml:id="list2187911856" text:style-name="Heading_20_Caution">
        <text:list-item>
          <text:p text:style-name="P56">Upozornění</text:p>
        </text:list-item>
      </text:list>
      <text:p text:style-name="P38">Pokud zvolíme <text:span text:style-name="Strong_20_Emphasis">Ponechat původní styly</text:span>, dokument už nebude se šablonou propojen, přestože se název šablony bude nadále zobrazovat v <text:span text:style-name="Strong_20_Emphasis">Soubor &gt; Vlastnosti &gt; Obecné</text:span>. To reconnect the document to the template, you will have to copy it into an empty document based on the template, as described in “<text:bookmark-ref text:reference-format="text" text:ref-name="__RefHeading__11769_1787655114">Associating a document with a different template</text:bookmark-ref>” on page <text:bookmark-ref text:reference-format="page" text:ref-name="__RefHeading__11769_1787655114">10</text:bookmark-ref>.</text:p>
      <text:h text:style-name="P46" text:outline-level="1"><text:bookmark-start text:name="__RefHeading__30242827"/>Přidávání šablon získaných z jiných zdrojů<text:bookmark-end text:name="__RefHeading__30242827"/></text:h>
      <text:p text:style-name="P8">V LibreOffice jsou zdroje šablon označovány jako úložiště. Úložiště může být místní (adresář na počítači, do kterého jsme stáhli šablony) nebo vzdálené (adresa URL, ze které můžeme šablony stáhnout).</text:p>
      <text:p text:style-name="P8">You can get to the official template repository by using the <text:span text:style-name="Strong_20_Emphasis">Browse online templates</text:span> icon in the lower left of the Templates dialog, as shown in Figure <text:sequence-ref text:reference-format="value" text:ref-name="refFigure3">4</text:sequence-ref>, or by visting <text:a xlink:type="simple" xlink:href="https://extensions.libreoffice.org/templates" text:style-name="Internet_20_link" text:visited-style-name="Visited_20_Internet_20_Link">https://extensions.libreoffice.org/templates</text:a>.</text:p>
      <text:p text:style-name="P8">On other websites, you may find collections of templates that have been packaged into extension (.oxt) files. Takové šablony se instalují odlišně, jak je uvedeno dále.</text:p>
      <text:p text:style-name="P41"><draw:frame draw:style-name="fr2" draw:name="Frame107" text:anchor-type="as-char" svg:width="14.349cm" draw:z-index="3"><draw:text-box fo:min-height="3.15cm"><text:p text:style-name="Caption"><draw:frame draw:style-name="fr10" draw:name="graphics1" text:anchor-type="paragraph" svg:x="0cm" svg:y="0.09cm" svg:width="14.349cm" svg:height="2.499cm" draw:z-index="16"><draw:image xlink:href="Pictures/10000000000001C60000006E962EC10AFE28A9F4.png" xlink:type="simple" xlink:show="embed" xlink:actuate="onLoad" loext:mime-type="image/png"/></draw:frame>Figure <text:sequence text:ref-name="refFigure3" text:name="Figure" text:formula="ooow:Figure+1" style:num-format="1">4</text:sequence>: Getting more templates for LibreOffice</text:p></draw:text-box></draw:frame></text:p>
      <text:h text:style-name="P50" text:outline-level="2"><text:bookmark-start text:name="__RefHeading__77741_886442828"/><text:soft-page-break/>Instalace jednotlivých šablon<text:bookmark-end text:name="__RefHeading__77741_886442828"/></text:h>
      <text:p text:style-name="P36">To install a template:</text:p>
      <text:list xml:id="list182340051306154" text:continue-list="list182339737150439" text:style-name="Numbering_20_1">
        <text:list-item text:start-value="1">
          <text:p text:style-name="P69">Šablonu stáhneme a uložíme ji někam do počítače.</text:p>
        </text:list-item>
        <text:list-item>
          <text:p text:style-name="P64">V dialogovém okně Šablony klepneme na tlačítko <text:span text:style-name="Strong_20_Emphasis">Importovat</text:span>, které je umístěno vpravo dole. Zobrazí se dialog pro výběr kategorie.</text:p>
        </text:list-item>
        <text:list-item>
          <text:p text:style-name="P64">Najdeme a vybereme kategorii, kde chceme importovat šablonu a klepneme na <text:span text:style-name="Strong_20_Emphasis">OK</text:span>. Otevře se standardní dialogové okno pro výběr souboru.</text:p>
        </text:list-item>
        <text:list-item>
          <text:p text:style-name="P64">Najdeme a vybereme šablonu, kterou chceme importovat a klepneme na <text:span text:style-name="Strong_20_Emphasis">Otevřít</text:span>. Okno pro výběr souboru se zavře a zvolená šablona se zobrazí ve vybrané kategorii.</text:p>
        </text:list-item>
      </text:list>
      <text:list xml:id="list4024914604" text:style-name="Heading_20_Tip">
        <text:list-item>
          <text:p text:style-name="P60">Tip</text:p>
        </text:list-item>
      </text:list>
      <text:p text:style-name="P39">(For advanced users) You can manually copy new templates into the template folders. Umístění závisí na operačním systému počítače. Abychom ho zjistili, zvolíme <text:span text:style-name="Strong_20_Emphasis">Nástroje &gt; Možnosti &gt; LibreOffice &gt; Cesty</text:span>.</text:p>
      <text:h text:style-name="P50" text:outline-level="2"><text:bookmark-start text:name="__RefHeading__77743_886442828"/>Instalace více šablon<text:bookmark-end text:name="__RefHeading__77743_886442828"/></text:h>
      <text:p text:style-name="P8">Správce rozšíření nabízí snadný způsob instalace sad šablon, které byly připraveny jako rozšíření. Postupujeme následovně:</text:p>
      <text:list xml:id="list182340101119975" text:continue-list="list182340051306154" text:style-name="Numbering_20_1">
        <text:list-item text:start-value="1">
          <text:p text:style-name="P68">Download the extension package (.oxt or .zip file) and save it anywhere on your computer.</text:p>
        </text:list-item>
        <text:list-item>
          <text:p text:style-name="P68">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P68">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P68">When the package installation is complete, the templates are available for use through the Templates dialog and the extension is listed in the Extension Manager.</text:p>
        </text:list-item>
      </text:list>
      <text:p text:style-name="P8">See Chapter 21, Customizing Writer, for more about the Extension Manager.</text:p>
      <text:h text:style-name="P46" text:outline-level="1"><text:bookmark-start text:name="__RefHeading__15670_1080284074"/><text:alphabetical-index-mark text:string-value="setting a default" text:key1="šablona"/>Nastavení <text:alphabetical-index-mark-start text:id="IMark177170936"/>výchozí šablony<text:bookmark-end text:name="__RefHeading__15670_1080284074"/><text:alphabetical-index-mark-end text:id="IMark177170936"/></text:h>
      <text:p text:style-name="P12">If you create a document by choosing <text:span text:style-name="Strong_20_Emphasis">File &gt; New &gt; Text Document</text:span> from the Menu bar, or by clicking the <text:span text:style-name="Strong_20_Emphasis">Text Document</text:span> button in the Start Center, Writer creates the document from the default template for text documents. You can set a custom template to be the default. You can reset the default later, if you choose.</text:p>
      <text:list xml:id="list182339502170022" text:continue-list="list182338739637199" text:style-name="Heading_20_Note">
        <text:list-item>
          <text:p text:style-name="P59">Poznámka pro uživatele programu Microsoft Word</text:p>
        </text:list-item>
      </text:list>
      <text:p text:style-name="P40">You may know that Microsoft Word employs a normal.dot or normal.dotx file for its default template and how to regenerate it.</text:p>
      <text:p text:style-name="P25">LibreOffice nemá podobný soubor s výchozí šablonou; „tovární nastavení“ je zabudováno přímo do programu.</text:p>
      <text:h text:style-name="P50" text:outline-level="2"><text:bookmark-start text:name="__RefHeading__11765_1787655114"/>Nastavení vlastní šablony jako výchozí<text:bookmark-end text:name="__RefHeading__11765_1787655114"/></text:h>
      <text:p text:style-name="P18">Most default settings, such as page size and page margins, can be changed, but those changes apply only to the document you are working on. To make the changes the default settings for that document type, you need to replace the default template with a new one.</text:p>
      <text:p text:style-name="P32"><text:soft-page-break/>To set any template in the Templates dialog to be the default for that document type:</text:p>
      <text:list xml:id="list182339227088768" text:continue-list="list182340101119975" text:style-name="Numbering_20_1">
        <text:list-item text:start-value="1">
          <text:p text:style-name="P65">Open the Templates dialog as described on page <text:bookmark-ref text:reference-format="page" text:ref-name="__RefHeading___Toc4418_2259165252">4</text:bookmark-ref>.</text:p>
        </text:list-item>
        <text:list-item>
          <text:p text:style-name="P68">V dialogovém okně Šablony otevřeme složku, v níž se nachází šablona, kterou chceme nastavit jako výchozí. Poté tuto šablonu vybereme.</text:p>
        </text:list-item>
        <text:list-item>
          <text:p text:style-name="P68">Right-click the selected template and select <text:span text:style-name="Strong_20_Emphasis">Set as Default</text:span> from the context menu (see Figure <text:sequence-ref text:reference-format="value" text:ref-name="refFigure4">5</text:sequence-ref>).</text:p>
        </text:list-item>
      </text:list>
      <text:p text:style-name="P19">A document will be created from this template the next time that you create a document of that type by choosing <text:span text:style-name="Strong_20_Emphasis">File &gt; New</text:span>.</text:p>
      <text:p text:style-name="P41"><draw:frame draw:style-name="fr3" draw:name="Frame3" text:anchor-type="as-char" svg:width="15cm" draw:z-index="4"><draw:text-box fo:min-height="6.091cm"><text:p text:style-name="P29"><draw:frame draw:style-name="fr9" draw:name="Image3" text:anchor-type="paragraph" svg:width="15cm" svg:height="5.489cm" draw:z-index="5"><draw:image xlink:href="Pictures/100002010000032200000133E999F77BDE84E736.png" xlink:type="simple" xlink:show="embed" xlink:actuate="onLoad" loext:mime-type="image/png"/></draw:frame>Figure <text:sequence text:ref-name="refFigure4" text:name="Figure" text:formula="ooow:Figure+1" style:num-format="1">5</text:sequence>: Setting a template as the default template for documents</text:p></draw:text-box></draw:frame></text:p>
      <text:h text:style-name="P50" text:outline-level="2"><text:bookmark-start text:name="__RefHeading__11767_1787655114"/>Resetting Writer’s default template as the default<text:bookmark-end text:name="__RefHeading__11767_1787655114"/></text:h>
      <text:p text:style-name="P36">To re-enable Writer’s original default template as the default:</text:p>
      <text:list xml:id="list40539318" text:style-name="Numbering_20_1">
        <text:list-item text:start-value="1">
          <text:p text:style-name="P66">Open the Templates dialog as described on page <text:bookmark-ref text:reference-format="page" text:ref-name="__RefHeading___Toc4418_2259165252">4</text:bookmark-ref>.</text:p>
        </text:list-item>
        <text:list-item>
          <text:p text:style-name="P63">In the Templates dialog (Figure <text:sequence-ref text:reference-format="value" text:ref-name="refFigure5">6</text:sequence-ref>), click the <text:span text:style-name="Strong_20_Emphasis">Settings</text:span> icon on the bottom left.</text:p>
        </text:list-item>
        <text:list-item>
          <text:p text:style-name="P68">Point to <text:span text:style-name="Strong_20_Emphasis">Reset Default Template</text:span> on the drop-down menu, and click <text:span text:style-name="Strong_20_Emphasis">Text Document</text:span>.</text:p>
        </text:list-item>
      </text:list>
      <text:p text:style-name="P33">This choice does not appear unless a custom template had been set as the default, as described in the previous section.</text:p>
      <text:p text:style-name="P43"><text:span text:style-name="Caption_20_characters"><draw:frame draw:style-name="fr2" draw:name="Frame714" text:anchor-type="as-char" svg:width="14.129cm" draw:z-index="10"><draw:text-box fo:min-height="5.761cm"><text:p text:style-name="Caption"><draw:frame draw:style-name="fr8" draw:name="Image351" text:anchor-type="paragraph" svg:width="14cm" svg:height="5.309cm" draw:z-index="11"><draw:image xlink:href="Pictures/100002010000031D00000141BD5DBF92F32E60D0.png" xlink:type="simple" xlink:show="embed" xlink:actuate="onLoad" loext:mime-type="image/png"/></draw:frame>Figure <text:sequence text:ref-name="refFigure5" text:name="Figure" text:formula="ooow:Figure+1" style:num-format="1">6</text:sequence>: Resetting the default template for text documents</text:p></draw:text-box></draw:frame></text:span></text:p>
      <text:p text:style-name="P20">The document will be created from Writer’s default template the next time that you create a document by choosing <text:span text:style-name="Strong_20_Emphasis">File &gt; New &gt; Text Document</text:span>.</text:p>
      <text:h text:style-name="P46" text:outline-level="1"><text:bookmark-start text:name="__RefHeading__11769_1787655114"/><text:soft-page-break/>Propojení dokumentu s jinou šablonou<text:bookmark-end text:name="__RefHeading__11769_1787655114"/></text:h>
      <text:p text:style-name="P30">At times you might want to associate a document with a different template, or perhaps you’re working with a document that did not start from a template.</text:p>
      <text:p text:style-name="P8">One of the major advantages of using templates is the ease of updating styles in more than one document, as described in Chapter 9, Working with Styles. If you update styles in a document by loading a new set of styles from a different template (as described in Chapter 9), the document has no association with the template from which the styles were loaded. Instead, you need to associate the document with the different template.</text:p>
      <text:p text:style-name="P8">Nejlepšího výsledku dosáhneme tehdy, pokud se názvy stylů ve stávajícím dokumentu a v nové šabloně shodují. If they are not, you need to replace old styles with new ones. See Chapter 2, Working with Text: Basics, for more about replacing styles. To associate a document with a different template:</text:p>
      <text:list xml:id="list39222128" text:style-name="Numbering_20_1">
        <text:list-item text:start-value="1">
          <text:p text:style-name="Numbering_20_1">Open the Templates dialog as described on page <text:bookmark-ref text:reference-format="page" text:ref-name="__RefHeading___Toc4418_2259165252">4</text:bookmark-ref>. </text:p>
        </text:list-item>
        <text:list-item>
          <text:p text:style-name="Numbering_20_1">In the Templates dialog, double-click the template you want to use. Otevře se nový dokument, jenž obsahuje text a obrázky, které byly součástí šablony.</text:p>
        </text:list-item>
        <text:list-item>
          <text:p text:style-name="Numbering_20_1">Nežádoucí text a obrázky z tohoto dokumentu smažeme.</text:p>
        </text:list-item>
        <text:list-item>
          <text:p text:style-name="Numbering_20_1">Otevřeme dokument, který chceme změnit. (It opens in a new window.)</text:p>
        </text:list-item>
      </text:list>
      <text:list xml:id="list182338361727902" text:continue-list="list182339227088768" text:style-name="Numbering_20_1">
        <text:list-item>
          <text:p text:style-name="Numbering_20_1">Use <text:span text:style-name="Strong_20_Emphasis">Edit &gt; Select All</text:span>, or press <text:span text:style-name="Keystroke">Ctrl+A</text:span>, to select everything in the document.</text:p>
        </text:list-item>
        <text:list-item>
          <text:p text:style-name="Numbering_20_1">Use <text:span text:style-name="Strong_20_Emphasis">Edit &gt; Copy</text:span>, or press Ctrl+C, to copy the contents of the document to the clipboard.</text:p>
        </text:list-item>
        <text:list-item>
          <text:p text:style-name="Numbering_20_1">Klepneme do prázdného dokumentu vytvořeného v bodě 1. Use <text:span text:style-name="Strong_20_Emphasis">Edit &gt; Paste</text:span>, or press <text:span text:style-name="Keystroke">Ctrl+V</text:span>, to paste the contents from the old document into the new one.</text:p>
        </text:list-item>
        <text:list-item>
          <text:p text:style-name="Numbering_20_1">Update the table of contents if there is one. Starý soubor zavřeme bez uložení. Use <text:span text:style-name="Strong_20_Emphasis">File &gt; Save As</text:span> to save this new file with the name of the file from which content was taken. When asked, confirm you wish to overwrite the old file. Alternatively, you can save the new file under a new name and preserve the old file under its original name.</text:p>
        </text:list-item>
      </text:list>
      <text:list xml:id="list182339288860819" text:continue-list="list2187911856" text:style-name="Heading_20_Caution">
        <text:list-item>
          <text:p text:style-name="P57">Upozornění</text:p>
        </text:list-item>
      </text:list>
      <text:p text:style-name="P25"><text:bookmark-start text:name="__RefHeading__20675_1057191681"/>Jakékoliv změny zaznamenané (sledované) v dokumentu, během tohoto procesu zmizí. Výsledný dokument bude obsahovat pouze změněný text.<text:bookmark-end text:name="__RefHeading__20675_1057191681"/></text:p>
      <text:h text:style-name="P46" text:outline-level="1"><text:bookmark-start text:name="__RefHeading___Toc4424_2259165252"/><text:alphabetical-index-mark text:string-value="organizing templates"/>Správa šablon<text:bookmark-end text:name="__RefHeading___Toc4424_2259165252"/></text:h>
      <text:p text:style-name="P8">Writer can only lists templates that are in LibreOffice template categories. Můžeme ale vytvářet nové kategorie šablon a pomocí nich šablony uspořádat. For example, you might have one category for report templates and another for letter templates. Šablony je možné také importovat a exportovat.</text:p>
      <text:p text:style-name="P8">Začneme tím, že zvolíme <text:span text:style-name="Strong_20_Emphasis">Soubor &gt; Šablony &gt; Spravovat šablony</text:span>, čímž otevřeme dialogové okno Šablony.</text:p>
      <text:h text:style-name="P50" text:outline-level="2"><text:bookmark-start text:name="__RefHeading__7572_1924744443"/>Vytvoření kategorie šablon<text:bookmark-end text:name="__RefHeading__7572_1924744443"/></text:h>
      <text:p text:style-name="P30">Chceme-li vytvořit kategorii pro šablony:</text:p>
      <text:list xml:id="list39225819" text:style-name="Numbering_20_1">
        <text:list-item>
          <text:p text:style-name="P68">Click the <text:span text:style-name="Strong_20_Emphasis">Settings</text:span> icon on the Templates dialog.</text:p>
        </text:list-item>
        <text:list-item>
          <text:p text:style-name="P68">Click <text:span text:style-name="Strong_20_Emphasis">New category</text:span> on the context menu (see Figure <text:sequence-ref text:reference-format="value" text:ref-name="refFigure6">7</text:sequence-ref>).</text:p>
        </text:list-item>
        <text:list-item>
          <text:p text:style-name="P68">V dialogovém okně, které se otevře, zadáme název nové kategorie a klepneme na <text:span text:style-name="Strong_20_Emphasis">OK</text:span>.</text:p>
        </text:list-item>
      </text:list>
      <text:list xml:id="list182340077992166" text:continue-list="list182339502170022" text:style-name="Heading_20_Note">
        <text:list-item>
          <text:p text:style-name="P59">Poznámka</text:p>
        </text:list-item>
      </text:list>
      <text:p text:style-name="P38">Uvnitř kategorie šablony nelze vytvořit novou kategorii.</text:p>
      <text:p text:style-name="P41"><text:soft-page-break/><draw:frame draw:style-name="fr1" draw:name="Frame98" text:anchor-type="as-char" svg:width="15.011cm" draw:z-index="6"><draw:text-box fo:min-height="3.99cm"><text:p text:style-name="P28"><draw:frame draw:style-name="fr7" draw:name="Image5" text:anchor-type="paragraph" svg:width="15.011cm" svg:height="3.507cm" draw:z-index="7"><draw:image xlink:href="Pictures/1000020100000320000000BB9A4FF666DEB627C3.png" xlink:type="simple" xlink:show="embed" xlink:actuate="onLoad" loext:mime-type="image/png"/></draw:frame>Figure <text:sequence text:ref-name="refFigure6" text:name="Figure" text:formula="ooow:Figure+1" style:num-format="1">7</text:sequence>: Creating a new category</text:p></draw:text-box></draw:frame></text:p>
      <text:h text:style-name="P50" text:outline-level="2"><text:bookmark-start text:name="__RefHeading__221651_956546532"/>Smazání kategorie šablon<text:bookmark-end text:name="__RefHeading__221651_956546532"/></text:h>
      <text:p text:style-name="P13">Kategorie pro šablony dodávané s balíkem LibreOffice smazat nelze. Nor can you delete categories added by the Extension Manager unless you first remove the extension that installed them.</text:p>
      <text:p text:style-name="P13">Můžeme však smazat kategorie, které jsme vytvořili. To delete a category, click the <text:span text:style-name="Strong_20_Emphasis">Settings</text:span> icon, select the category from the pop-up Category list, and then click <text:span text:style-name="Strong_20_Emphasis">OK</text:span>. When a message box appears asking you to confirm the deletion, click <text:span text:style-name="Strong_20_Emphasis">Yes</text:span>.</text:p>
      <text:h text:style-name="P52" text:outline-level="2"><text:bookmark-start text:name="__RefHeading___Toc9822_684056858"/><text:alphabetical-index-mark text:string-value="přesouvání" text:key1="šablona"/><text:reference-mark text:name="Moving templates"/>Přesun šablony<text:bookmark-end text:name="__RefHeading___Toc9822_684056858"/></text:h>
      <text:p text:style-name="P8">To move a template from one template category to another, select it in the Templates dialog, and click the <text:span text:style-name="Strong_20_Emphasis">Move</text:span> icon in the bottom center of the dialog (see Figure <text:sequence-ref text:reference-format="value" text:ref-name="refFigure7">8</text:sequence-ref>). In the popup dialog, select the required category and click <text:span text:style-name="Strong_20_Emphasis">OK</text:span>.</text:p>
      <text:p text:style-name="P41"><draw:frame draw:style-name="fr1" draw:name="Frame1113" text:anchor-type="as-char" svg:width="9.142cm" draw:z-index="8"><draw:text-box fo:min-height="7.583cm"><text:p text:style-name="P28"><draw:frame draw:style-name="fr6" draw:name="Image353" text:anchor-type="paragraph" svg:width="9.142cm" style:rel-width="100%" svg:height="7.627cm" style:rel-height="scale" draw:z-index="9"><draw:image xlink:href="Pictures/100000000000023E0000021359745842CD37AC73.png" xlink:type="simple" xlink:show="embed" xlink:actuate="onLoad" loext:mime-type="image/png"/></draw:frame>Figure <text:sequence text:ref-name="refFigure7" text:name="Figure" text:formula="ooow:Figure+1" style:num-format="1">8</text:sequence>: Moving templates to another category</text:p></draw:text-box></draw:frame></text:p>
      <text:h text:style-name="P53" text:outline-level="2"><text:bookmark-start text:name="__RefHeading___Toc115567_2418320379"/>Přejmenování šablony<text:bookmark-end text:name="__RefHeading___Toc115567_2418320379"/></text:h>
      <text:p text:style-name="P14">You can also rename a template if the current name does not match its purpose. To rename a template, right click a template and select <text:span text:style-name="Strong_20_Emphasis">Rename</text:span> in the pop up menu. Otevře se dialogové okno Zadejte nový název. Type a name in the Enter New Name text box and click <text:span text:style-name="Strong_20_Emphasis">OK</text:span>.<text:alphabetical-index-mark text:string-value="mazání" text:key1="šablona"/></text:p>
      <text:h text:style-name="P54" text:outline-level="2"><text:bookmark-start text:name="__RefHeading__11779_1787655114"/><text:alphabetical-index-mark text:string-value="mazání" text:key1="šablona"/>Smazání šablony<text:bookmark-end text:name="__RefHeading__11779_1787655114"/></text:h>
      <text:p text:style-name="P14">Šablony dodávané s balíkem LibreOffice smazat nelze. Nelze smazat ani šablony vytvořené při instalaci rozšíření, pokud nejprve nesmažeme rozšíření, které je nainstalovalo.</text:p>
      <text:p text:style-name="P16">Můžeme však smazat šablony, které jsme vytvořili nebo importovali:</text:p>
      <text:list xml:id="list39215002" text:style-name="Numbering_20_1">
        <text:list-item text:start-value="1">
          <text:p text:style-name="P68">In the Templates dialog, select the category that contains the template you want to delete.</text:p>
        </text:list-item>
        <text:list-item>
          <text:p text:style-name="P68"><text:soft-page-break/>Vybereme šablonu, kterou chceme smazat.</text:p>
        </text:list-item>
        <text:list-item>
          <text:p text:style-name="P68">Right-click to open the context menu of the template and click <text:span text:style-name="Strong_20_Emphasis">Delete</text:span>. Zobrazí se okno se žádostí o potvrzení smazání. Klepneme na <text:span text:style-name="Strong_20_Emphasis">Ano</text:span>.</text:p>
        </text:list-item>
      </text:list>
      <text:h text:style-name="P50" text:outline-level="2"><text:bookmark-start text:name="__RefHeading__11781_1787655114"/><text:alphabetical-index-mark text:string-value="exportování" text:key1="šablona"/>Exportování šablony<text:bookmark-end text:name="__RefHeading__11781_1787655114"/></text:h>
      <text:p text:style-name="P8">To export a template to another location in your computer or network:</text:p>
      <text:list xml:id="list39210910" text:style-name="Numbering_20_1">
        <text:list-item text:start-value="1">
          <text:p text:style-name="P68">V dialogovém okně Šablony vybereme kategorii, která obsahuje šablonu, kterou chceme exportovat.</text:p>
        </text:list-item>
        <text:list-item>
          <text:p text:style-name="P68">Vybereme šablonu, kterou chceme exportovat.</text:p>
        </text:list-item>
        <text:list-item>
          <text:p text:style-name="P68">Click the <text:span text:style-name="Strong_20_Emphasis">Export</text:span> icon in the bottom right of the dialog. Otevře se okno správce souborů.</text:p>
        </text:list-item>
        <text:list-item>
          <text:p text:style-name="P67">Find the folder into which you want to export the template and select <text:span text:style-name="Strong_20_Emphasis">Save</text:span> or <text:span text:style-name="Strong_20_Emphasis">OK</text:span>.</text:p>
        </text:list-item>
      </text:list>
      <text:list xml:id="list182339212023254" text:continue-list="list182340077992166" text:style-name="Heading_20_Note">
        <text:list-item>
          <text:p text:style-name="Heading_20_Note">Poznámka</text:p>
        </text:list-item>
      </text:list>
      <text:p text:style-name="Text_20_Note">Exportování šablony ji neodstraní z dialogového okna Šablony. Akce umístí kopii šablony do uvedeného mís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fo:background-color="transparent"/>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Organizing templates</text:chapter> <text:span text:style-name="MT1">| </text:span><text:page-number text:select-page="current">11</text:page-number></text:p>
      </style:footer>
      <style:footer-left>
        <text:p text:style-name="MP1"><text:page-number text:select-page="current">4</text:page-number><text:s/><text:span text:style-name="MT2">| </text:span><text:span text:style-name="MT2"><text:title>Chapter 10  Working with Templat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0  Working with Template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0  Working with Template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50:40.122142000</meta:creation-date>
    <meta:editing-duration>PT2H52M39S</meta:editing-duration>
    <meta:editing-cycles>51</meta:editing-cycles>
    <meta:generator>LibreOffice/6.4.1.2$Linux_X86_64 LibreOffice_project/4d224e95b98b138af42a64d84056446d09082932</meta:generator>
    <dc:title>Chapter 10  Working with Templates</dc:title>
    <meta:initial-creator>Jean Weber</meta:initial-creator>
    <dc:date>2020-08-05T18:23:38.078723504</dc:date>
    <dc:creator>MS </dc:creator>
    <meta:document-statistic meta:table-count="3" meta:image-count="9" meta:object-count="0" meta:page-count="12" meta:paragraph-count="228" meta:word-count="3164" meta:character-count="18373" meta:non-whitespace-character-count="15432"/>
  </office:meta>
</office:document-meta>
</file>